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8" style:family="paragraph" style:parent-style-name="Preformatted_20_Text">
      <loext:graphic-properties draw:fill="solid" draw:fill-color="#ffffff" draw:opacity="100%"/>
      <style:paragraph-properties fo:margin-top="0mm" fo:margin-bottom="4.99mm" loext:contextual-spacing="false" fo:background-color="#ffffff"/>
      <style:text-properties fo:color="#808080"/>
    </style:style>
    <style:style style:name="T1" style:family="text">
      <style:text-properties style:font-name="DejaVu Sans Mono" fo:font-size="9pt"/>
    </style:style>
    <style:style style:name="T2" style:family="text">
      <style:text-properties style:font-name="DejaVu Sans Mono" fo:font-size="9pt" fo:font-style="italic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fo:color="#0000ff" style:font-name="DejaVu Sans Mono" fo:font-size="9pt"/>
    </style:style>
    <style:style style:name="T6" style:family="text">
      <style:text-properties fo:color="#660e7a" style:font-name="DejaVu Sans Mono" fo:font-size="9pt" fo:font-weight="bold"/>
    </style:style>
    <style:style style:name="T7" style:family="text">
      <style:text-properties fo:color="#808080"/>
    </style:style>
    <style:style style:name="T8" style:family="text">
      <style:text-properties fo:color="#808080" style:font-name="DejaVu Sans Mono" fo:font-size="9pt" fo:font-style="italic"/>
    </style:style>
    <style:style style:name="T9" style:family="text">
      <style:text-properties fo:color="#000000"/>
    </style:style>
    <style:style style:name="T10" style:family="text">
      <style:text-properties fo:color="#000000" style:font-name="DejaVu Sans Mon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2"><text:s/><text:span text:style-name="T2">STRATEGY</text:span></text:p>
      <text:p text:style-name="P2"><text:s/><text:span text:style-name="T2">Naudojama tada, kai reikia visiems skaiciavimamas pritaikyti kazkokia bendra strategija</text:span></text:p>
      <text:p text:style-name="P2"><text:s/><text:span text:style-name="T2">pvz., pritaikyti nuolaida.</text:span></text:p>
      <text:p text:style-name="P2"><text:s/><text:span text:style-name="T2">Yra interfeisas, su metodu.</text:span></text:p>
      <text:p text:style-name="P2"><text:s/><text:span text:style-name="T2">Metodas turi savo parametrus ir grazinama tipa</text:span></text:p>
      <text:p text:style-name="P2"><text:s/><text:span text:style-name="T2">Tas interfeisas skirtas tam, kad visi ji panaudotu ir pritaikytu kazkokia manipuliacija.</text:span></text:p>
      <text:p text:style-name="P2"><text:s/><text:span text:style-name="T2">*/</text:span></text:p>
      <text:p text:style-name="P1">//INTERFEISAS</text:p>
      <text:p text:style-name="P3"><text:span text:style-name="T3">public interface </text:span>DiscountStrategy {</text:p>
      <text:p text:style-name="P4"><text:s text:c="4"/><text:span text:style-name="T4">public double </text:span><text:span text:style-name="T1">applyDiscount(</text:span><text:span text:style-name="T4">double </text:span><text:span text:style-name="T1">totalPrice);</text:span></text:p>
      <text:p text:style-name="P4"><text:s/><text:span text:style-name="T1">}</text:span></text:p>
      <text:p text:style-name="P1">/*</text:p>
      <text:p text:style-name="P2"><text:s/><text:span text:style-name="T2">Strategijos igyvendinimui kuriamos klases, kurios implementuoja interfeisa ir igyvendina interfeiso metoda.</text:span></text:p>
      <text:p text:style-name="P2"><text:s/><text:span text:style-name="T2">Tas igyvendinimas yra kiekvienoje klaseje savitas.</text:span></text:p>
      <text:p text:style-name="P2"><text:s/><text:span text:style-name="T2">Tai gi, sukuriu klase, kuri implementuoja interfeisa, bet manipuliaciju neatlieka</text:span></text:p>
      <text:p text:style-name="P2"><text:s/><text:span text:style-name="T2">*/</text:span></text:p>
      <text:p text:style-name="P1">//KLASE, KURI MANIPULIACIJU NEATLIEKA</text:p>
      <text:p text:style-name="P3"><text:span text:style-name="T3">public class </text:span>NoDiscountStrategy <text:span text:style-name="T3">implements </text:span>DiscountStrategy{</text:p>
      <text:p text:style-name="P4"><text:s text:c="4"/><text:span text:style-name="T4">public double </text:span><text:span text:style-name="T1">applyDiscount(</text:span><text:span text:style-name="T4">double </text:span><text:span text:style-name="T1">totalPrice){</text:span></text:p>
      <text:p text:style-name="P4"><text:s text:c="8"/><text:span text:style-name="T4">return </text:span><text:span text:style-name="T1">totalPrice;</text:span></text:p>
      <text:p text:style-name="P4"><text:s text:c="4"/><text:span text:style-name="T1">}</text:span></text:p>
      <text:p text:style-name="P3">}</text:p>
      <text:p text:style-name="P1">//KLASE, KURI ATLIEKA MANIPULIACIJAS</text:p>
      <text:p text:style-name="P3"><text:span text:style-name="T3">public class </text:span>TestDiscountStrategy <text:span text:style-name="T3">implements </text:span>DiscountStrategy{</text:p>
      <text:p text:style-name="P4"><text:s text:c="4"/><text:span text:style-name="T4">public double </text:span><text:span text:style-name="T1">applyDiscount(</text:span><text:span text:style-name="T4">double </text:span><text:span text:style-name="T1">totalPrice){</text:span></text:p>
      <text:p text:style-name="P4"><text:s text:c="8"/><text:span text:style-name="T4">return </text:span><text:span text:style-name="T1">totalPrice * </text:span><text:span text:style-name="T5">0.5</text:span><text:span text:style-name="T1">;</text:span></text:p>
      <text:p text:style-name="P4"><text:s text:c="4"/><text:span text:style-name="T1">}</text:span></text:p>
      <text:p text:style-name="P3">}</text:p>
      <text:p text:style-name="P1">/*</text:p>
      <text:p text:style-name="P1">Tada yra klase, kurioje vyklsta visas veiksmas.</text:p>
      <text:p text:style-name="P1">Si klase turi:</text:p>
      <text:p text:style-name="P1">1) interfeiso tipo lauka;</text:p>
      <text:p text:style-name="P1">2) konstruktoriu be parametru;</text:p>
      <text:p text:style-name="P1">3) konstruktoriu, kurio parametras (bent jau vienas is ju) yra interfeiso tipo</text:p>
      <text:p text:style-name="P2"><text:s/><text:span text:style-name="T2">*/</text:span></text:p>
      <text:p text:style-name="P1">//KLASE, KURIOJE VYKSTA VEIKSMAS</text:p>
      <text:p text:style-name="P3"><text:span text:style-name="T3">public class </text:span>ShoppingCart{</text:p>
      <text:p text:style-name="P4"><text:s text:c="4"/><text:span text:style-name="T4">private </text:span><text:span text:style-name="T1">DiscountStrategy </text:span><text:span text:style-name="T6">taikomaDiscountStrategy</text:span><text:span text:style-name="T1">; </text:span><text:span text:style-name="T8">//sis objektas turi buti sukurtas per tokia klase, kurios nuolaidos formule noriu pritaikyti</text:span></text:p>
      <text:p text:style-name="P4"><text:span text:style-name="T7"><text:s text:c="4"/></text:span><text:span text:style-name="T4">private </text:span><text:span text:style-name="T1">Item[] </text:span><text:span text:style-name="T6">items </text:span><text:span text:style-name="T1">= </text:span><text:span text:style-name="T4">new </text:span><text:span text:style-name="T1">Item[</text:span><text:span text:style-name="T5">10</text:span><text:span text:style-name="T1">];</text:span></text:p>
      <text:p text:style-name="P4"><text:s text:c="4"/><text:span text:style-name="T8">//... kiti laukai</text:span></text:p>
      <text:p text:style-name="P2"><text:s text:c="4"/></text:p>
      <text:p text:style-name="P2"><text:s text:c="4"/><text:span text:style-name="T2">//konstruktorius be parametru</text:span></text:p>
      <text:p text:style-name="P4"><text:span text:style-name="T7"><text:s text:c="4"/></text:span><text:span text:style-name="T4">public </text:span><text:span text:style-name="T1">ShoppingCart(){</text:span></text:p>
      <text:p text:style-name="P4"><text:s text:c="8"/><text:span text:style-name="T4">this</text:span><text:span text:style-name="T1">.</text:span><text:span text:style-name="T6">taikomaDiscountStrategy </text:span><text:span text:style-name="T1">= </text:span><text:span text:style-name="T4">new </text:span><text:span text:style-name="T1">NoDiscountStrategy(); </text:span></text:p>
      <text:p text:style-name="P4"><text:s text:c="4"/><text:span text:style-name="T1">}</text:span></text:p>
      <text:p text:style-name="P4"><text:s text:c="4"/><text:span text:style-name="T8">//konstruktorius su parametru</text:span></text:p>
      <text:p text:style-name="P4"><text:span text:style-name="T7"><text:s text:c="4"/></text:span><text:span text:style-name="T4">public </text:span><text:span text:style-name="T1">ShoppingCart(DiscountStrategy taikomaDiscountStrategy){</text:span></text:p>
      <text:p text:style-name="P4"><text:s text:c="8"/><text:span text:style-name="T4">this</text:span><text:span text:style-name="T1">.</text:span><text:span text:style-name="T6">taikomaDiscountStrategy </text:span><text:span text:style-name="T1">= taikomaDiscountStrategy;</text:span></text:p>
      <text:p text:style-name="P4"><text:s text:c="4"/><text:span text:style-name="T1">}</text:span></text:p>
      <text:p text:style-name="P4"><text:s text:c="4"/></text:p>
      <text:p text:style-name="P4"><text:s text:c="4"/><text:span text:style-name="T8">//metodas, kuriame yra taikoma strategija</text:span></text:p>
      <text:p text:style-name="P4"><text:span text:style-name="T7"><text:s text:c="4"/></text:span><text:span text:style-name="T4">public double </text:span><text:span text:style-name="T1">getTotalPriceWithDiscount(){</text:span></text:p>
      <text:p text:style-name="P4"><text:s text:c="8"/><text:span text:style-name="T4">double </text:span><text:span text:style-name="T1">totalPrice = </text:span><text:span text:style-name="T5">0</text:span><text:span text:style-name="T1">;</text:span></text:p>
      <text:p text:style-name="P4"><text:s text:c="8"/><text:span text:style-name="T4">for </text:span><text:span text:style-name="T1">(</text:span><text:span text:style-name="T4">int </text:span><text:span text:style-name="T1">i = </text:span><text:span text:style-name="T5">0</text:span><text:span text:style-name="T1">; i &lt; </text:span><text:span text:style-name="T5">10</text:span><text:span text:style-name="T1">; i++) {</text:span></text:p>
      <text:p text:style-name="P4"><text:s text:c="12"/><text:span text:style-name="T1">totalPrice += </text:span><text:span text:style-name="T6">items</text:span><text:span text:style-name="T1">[i].getTotalPrice();</text:span></text:p>
      <text:p text:style-name="P4"><text:s text:c="8"/><text:span text:style-name="T1">}</text:span></text:p>
      <text:p text:style-name="P4"><text:s text:c="8"/><text:span text:style-name="T4">return </text:span><text:span text:style-name="T6">taikomaDiscountStrategy</text:span><text:span text:style-name="T1">.applyDiscount(totalPrice);</text:span></text:p>
      <text:p text:style-name="P4"><text:s text:c="8"/><text:span text:style-name="T8">//va cia as pritaikau manipuliacija, kai man reikia pritaikyti nuolaida gautai pirkiniu krepselio sumai</text:span></text:p>
      <text:p text:style-name="P4"><text:span text:style-name="T7"><text:s text:c="4"/></text:span><text:span text:style-name="T1">}</text:span></text:p>
      <text:p text:style-name="P5"><text:span text:style-name="T9"><text:s/></text:span><text:span text:style-name="T10">}</text:span></text:p>
      <text:p text:style-name="P1"><text:span text:style-name="T9">/*</text:span></text:p>
      <text:p text:style-name="P1">Teste kuriu pagrindines klases tipo objekta ir kaip parametra konstruktoriui paduodu mano norimo pritaikyti nuolaidos klases objekta.</text:p>
      <text:p text:style-name="P8"><text:s/><text:span text:style-name="T2">*/</text:span></text:p>
      <text:p text:style-name="P5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1.99m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1:49:44.126101484</meta:creation-date>
    <dc:date>2018-10-28T12:27:05.403260377</dc:date>
    <meta:editing-duration>PT4M20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64" meta:word-count="261" meta:character-count="2315" meta:non-whitespace-character-count="1940"/>
  </office:meta>
</office:document-meta>
</file>